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office:automatic-styles>
  <office:body>
    <office:text text:use-soft-page-breaks="true">
      <text:p text:style-name="P1">Good evening.</text:p>
      <text:p text:style-name="P2">ChatGPT ha detto:</text:p>
      <text:p text:style-name="Normal">Good evening! Welcome to our restaurant. Do you have a reservation with us tonight?</text:p>
      <text:p text:style-name="P3">Hai detto:</text:p>
      <text:p text:style-name="Normal">Yes, sure. We got our reservation. The name is<text:s/>[***NAME***].</text:p>
      <text:p text:style-name="P4">ChatGPT ha detto:</text:p>
      <text:p text:style-name="Normal">Thank you so much,<text:s/>[***NAME***]. Let me just check that for you... yes, all set!</text:p>
      <text:p text:style-name="Normal">Would you prefer to sit by the window or inside? And may I offer you something to drink while you look at the menu?</text:p>
      <text:p text:style-name="P5">Hai detto:</text:p>
      <text:p text:style-name="Normal">May I ask you the window table, please?</text:p>
      <text:p text:style-name="P6">ChatGPT ha detto:</text:p>
      <text:p text:style-name="Normal">Of course, you may! Right this way to the window table... here we are.</text:p>
      <text:p text:style-name="Normal">Now, would you like to start with a drink? We have Coca Cola, orange juice, lemonade, iced tea, water, coffee, and tea.</text:p>
      <text:p text:style-name="P7">Hai detto:</text:p>
      <text:p text:style-name="Normal">Yes, please. A bottle of still water. Thank you.</text:p>
      <text:p text:style-name="P8">ChatGPT ha detto:</text:p>
      <text:p text:style-name="Normal">Certainly, a bottle of still water coming right up.</text:p>
      <text:p text:style-name="Normal">While you're looking over the menu, may I ask if you have any allergies or dietary preferences I should be aware of?</text:p>
      <text:p text:style-name="P9">Hai detto:</text:p>
      <text:p text:style-name="Normal">Yes, thank you. I have a problem with the diaries. So, is it<text:s/>possible to ask dishes diary-free?</text:p>
      <text:p text:style-name="P10">ChatGPT ha detto:</text:p>
      <text:p text:style-name="Normal">Thank you for letting me know. So you have a dairy intolerance—no problem at all.</text:p>
      <text:p text:style-name="Normal">Many of our dishes could be prepared without dairy. For example, we can remove cheese or butter where needed. If you're unsure about something on the menu, just ask and I’ll gladly check or suggest a suitable option.</text:p>
      <text:p text:style-name="Normal">Would you like to start with a starter, or shall I help you with a main course first?</text:p>
      <text:p text:style-name="P11">Hai detto:</text:p>
      <text:p text:style-name="Normal">Yes, please. Could I ask you the tomato soup, please, to start?</text:p>
      <text:p text:style-name="P12">ChatGPT ha detto:</text:p>
      <text:soft-page-break/>
      <text:p text:style-name="Normal">Absolutely, you could! One tomato soup to start—I'll make sure it's prepared without any cream or butter.</text:p>
      <text:p text:style-name="Normal">And for your main course, have you decided yet, or would you like me to suggest something dairy-free?</text:p>
      <text:p text:style-name="P13">Hai detto:</text:p>
      <text:p text:style-name="Normal">Yes, what is the chef's specialty for today? Without diaries, please.</text:p>
      <text:p text:style-name="P14">ChatGPT ha detto:</text:p>
      <text:p text:style-name="Normal">Great question! Today’s special is our homemade Beef Lasagna, served with garlic bread and a fresh garden salad. It’s very hearty and comforting.</text:p>
      <text:p text:style-name="Normal">However, the traditional recipe does include cheese and béchamel, so it wouldn't be dairy-free. Would you like me to suggest a different main course that might suit your needs better?</text:p>
      <text:p text:style-name="P15">Hai detto:</text:p>
      <text:p text:style-name="Normal">Yes, thank you. I'd like to choose the shepherd's pie.</text:p>
      <text:p text:style-name="P16">ChatGPT ha detto:</text:p>
      <text:p text:style-name="Normal">Excellent choice! The shepherd’s pie is rich and flavorful. I’ll make sure it's prepared without any dairy—no butter in the mash.</text:p>
      <text:p text:style-name="Normal">Would you like any sides or a drink to go with that?</text:p>
      <text:p text:style-name="P17">Hai detto:</text:p>
      <text:p text:style-name="Normal">Yes, please. I would like to have, do you have salad, fresh salad?</text:p>
      <text:p text:style-name="P18">ChatGPT ha detto:</text:p>
      <text:p text:style-name="Normal">Yes, we do! We can prepare a fresh garden salad for you—crisp lettuce, tomato, cucumber, and a light olive oil dressing, all dairy-free.</text:p>
      <text:p text:style-name="Normal">Shall I add that to your main course?</text:p>
      <text:p text:style-name="P19">Hai detto:</text:p>
      <text:p text:style-name="Normal">Yes, please. Could I ask you to remove the garlic, please?</text:p>
      <text:p text:style-name="P20">ChatGPT ha detto:</text:p>
      <text:p text:style-name="Normal">Certainly, you could. I’ll make sure the salad is prepared without garlic.</text:p>
      <text:p text:style-name="Normal">So, to confirm—you'll have the tomato soup to start, then the shepherd’s pie with a fresh garden salad, no garlic, and a bottle of still water. Is that all correct?</text:p>
      <text:p text:style-name="P21">Hai detto:</text:p>
      <text:p text:style-name="Normal">Yes, correct. May I see the whitelist, please?</text:p>
      <text:p text:style-name="P22">ChatGPT ha detto:</text:p>
      <text:p text:style-name="Normal">Just to clarify—you mentioned a "whitelist." Did you perhaps mean the wine list?</text:p>
      <text:soft-page-break/>
      <text:p text:style-name="P23">Hai detto:</text:p>
      <text:p text:style-name="Normal">Wine, wine list, yes.</text:p>
      <text:p text:style-name="P24">ChatGPT ha detto:</text:p>
      <text:p text:style-name="Normal">Perfect, no problem at all. Here is the wine list for you.</text:p>
      <text:p text:style-name="Normal">Would you prefer a red, white, or maybe a rosé? I’d be happy to suggest something that might pair well with your meal.</text:p>
      <text:p text:style-name="P25">Hai detto:</text:p>
      <text:p text:style-name="Normal">I choose the red wine, please.</text:p>
      <text:p text:style-name="P26">ChatGPT ha detto:</text:p>
      <text:p text:style-name="Normal">Lovely choice. We have a few reds—would you prefer something light and fruity or more full-bodied and bold?</text:p>
      <text:p text:style-name="Normal">I can help you pick one that would go nicely with the shepherd’s pie.</text:p>
      <text:p text:style-name="P27">Hai detto:</text:p>
      <text:p text:style-name="Normal">Could I ask you a red...</text:p>
      <text:p text:style-name="P28">ChatGPT ha detto:</text:p>
      <text:p text:style-name="Normal">Of course—take your time.</text:p>
      <text:p text:style-name="Normal">Were you thinking of a dry red wine, perhaps something smooth and not too heavy? Or might you prefer a richer, more intense flavor?</text:p>
      <text:p text:style-name="P29">Hai detto:</text:p>
      <text:p text:style-name="Normal">Richer, more intense flavors.</text:p>
      <text:p text:style-name="P30">ChatGPT ha detto:</text:p>
      <text:p text:style-name="Normal">Wonderful. I’d recommend a bold red like a Cabernet Sauvignon or perhaps a Shiraz—both have deep, intense flavors that would complement the shepherd’s pie beautifully.</text:p>
      <text:p text:style-name="Normal">Shall I bring you a glass of Cabernet Sauvignon?</text:p>
      <text:p text:style-name="P31">Hai detto:</text:p>
      <text:p text:style-name="Normal">Yes, please. Thank you very much.</text:p>
      <text:p text:style-name="P32">ChatGPT ha detto:</text:p>
      <text:p text:style-name="Normal">My pleasure. I’ll bring your glass of Cabernet Sauvignon right away, along with the still water,<text:s/>tomato soup, and everything just as you asked.</text:p>
      <text:p text:style-name="Normal">I’ll check back in a little while to see how everything might be. Enjoy!</text:p>
      <text:p text:style-name="P33">Hai detto:</text:p>
      <text:p text:style-name="Normal">Thank you very much.</text:p>
      <text:p text:style-name="P34">ChatGPT ha detto:</text:p>
      <text:soft-page-break/>
      <text:p text:style-name="Normal">You're very welcome. Bon appétit!</text:p>
      <text:p text:style-name="P35">Hai detto:</text:p>
      <text:p text:style-name="Normal">Thank you very much.</text:p>
      <text:p text:style-name="P36">ChatGPT ha detto:</text:p>
      <text:p text:style-name="Normal">You're most welcome. Could I bring you anything else for now?</text:p>
      <text:p text:style-name="P37">Hai detto:</text:p>
      <text:p text:style-name="Normal">No, thanks. We are okay. Thank you very much.</text:p>
      <text:p text:style-name="P38">ChatGPT ha detto:</text:p>
      <text:p text:style-name="Normal">Perfect, I’m glad to hear that. I’ll be nearby if you should need anything at all. Enjoy your meal!</text:p>
      <text:p text:style-name="P39">Hai detto:</text:p>
      <text:p text:style-name="Normal">Thank<text:s/>you.</text:p>
      <text:p text:style-name="P40">ChatGPT ha detto:</text:p>
      <text:p text:style-name="Normal">You're very welcome! I hope everything might be just as you like it.</text:p>
      <text:p text:style-name="P41">Hai detto:</text:p>
      <text:p text:style-name="Normal">Yes, it is.</text:p>
      <text:p text:style-name="P42">ChatGPT ha detto:</text:p>
      <text:p text:style-name="Normal">I’m so happy to hear that! When you're ready, would you like to see the dessert menu or perhaps have some coffee or tea?</text:p>
      <text:p text:style-name="P43">Hai detto:</text:p>
      <text:p text:style-name="Normal">Shall I ask you the dessert of today?</text:p>
      <text:p text:style-name="P44">ChatGPT ha detto:</text:p>
      <text:p text:style-name="Normal">Of course, you shall!</text:p>
      <text:p text:style-name="Normal">Today’s dessert special is a warm chocolate brownie served with a scoop of dairy-free vanilla ice cream. Would you like to try it?</text:p>
      <text:p text:style-name="P45">Hai detto:</text:p>
      <text:p text:style-name="Normal">Is it without any<text:s/>diaries?</text:p>
      <text:p text:style-name="P46">ChatGPT ha detto:</text:p>
      <text:p text:style-name="Normal">Yes, it is! The brownie is made with dairy-free ingredients, and the ice cream is a coconut-based vanilla—completely dairy-free.</text:p>
      <text:p text:style-name="Normal">Would you like me to bring you one?</text:p>
      <text:p text:style-name="P47">Hai detto:</text:p>
      <text:p text:style-name="Normal">Yes, perfect. Thank you very much.</text:p>
      <text:soft-page-break/>
      <text:p text:style-name="P48">ChatGPT ha detto:</text:p>
      <text:p text:style-name="Normal">You're very welcome. I’ll bring your dessert right away—one warm chocolate brownie with dairy-free vanilla ice cream.</text:p>
      <text:p text:style-name="Normal">I hope you enjoy every bite!</text:p>
      <text:p text:style-name="P49">Hai detto:</text:p>
      <text:p text:style-name="Normal">Thank you very much.</text:p>
      <text:p text:style-name="P50">ChatGPT ha detto:</text:p>
      <text:p text:style-name="Normal">It’s truly my pleasure. Would you like a coffee or tea to go with your dessert, or perhaps just enjoy the sweet moment as it is?</text:p>
      <text:p text:style-name="P51">Hai detto:</text:p>
      <text:p text:style-name="Normal">Would you mind bringing me a coffee, please?</text:p>
      <text:p text:style-name="P52">ChatGPT ha detto:</text:p>
      <text:p text:style-name="Normal">Not at all, I’d be happy to. One coffee coming right up—would you like it black, or should I check for a dairy-free milk alternative?</text:p>
      <text:p text:style-name="P53">Hai detto:</text:p>
      <text:p text:style-name="Normal">Black coffee, please. Thank you.</text:p>
      <text:p text:style-name="P54">ChatGPT ha detto:</text:p>
      <text:p text:style-name="Normal">Perfect. One black coffee it is.</text:p>
      <text:p text:style-name="Normal">I’ll bring that along with your dessert. Enjoy!</text:p>
      <text:p text:style-name="P55">Hai detto:</text:p>
      <text:p text:style-name="Normal">Thank you.</text:p>
      <text:p text:style-name="P56">ChatGPT ha detto:</text:p>
      <text:p text:style-name="Normal">You're very welcome. I’ll be back shortly to check if you might need anything else. Enjoy every sip and bite!</text:p>
      <text:p text:style-name="P57">Hai detto:</text:p>
      <text:p text:style-name="Normal">Excuse me.</text:p>
      <text:p text:style-name="P58">ChatGPT ha detto:</text:p>
      <text:p text:style-name="Normal">Yes, of course. How may I help you?</text:p>
      <text:p text:style-name="P59">Hai detto:</text:p>
      <text:p text:style-name="Normal">Could I ask you the bill, please?</text:p>
      <text:p text:style-name="P60">ChatGPT ha detto:</text:p>
      <text:p text:style-name="Normal">Certainly, you could. I’ll bring the bill to your<text:s/>table right away.</text:p>
      <text:soft-page-break/>
      <text:p text:style-name="Normal">May I ask—was everything to your satisfaction today?</text:p>
      <text:p text:style-name="P61">Hai detto:</text:p>
      <text:p text:style-name="Normal">Everything was okay and fantastic. Thank you very much. It was a beautiful experience.</text:p>
      <text:p text:style-name="P62">ChatGPT ha detto:</text:p>
      <text:p text:style-name="Normal">That’s so wonderful to hear, thank you! It was truly a pleasure serving you today.</text:p>
      <text:p text:style-name="Normal">Here’s your bill, and please do take your time. We hope to welcome you back again very soon!</text:p>
      <text:p text:style-name="P63">Hai detto:</text:p>
      <text:p text:style-name="Normal">May I pay by card, please?</text:p>
      <text:p text:style-name="P64">ChatGPT ha detto:</text:p>
      <text:p text:style-name="Normal">Of course, you may. We accept all major cards.</text:p>
      <text:p text:style-name="Normal">I’ll bring the card machine right over.</text:p>
      <text:p text:style-name="P65">Hai detto:</text:p>
      <text:p text:style-name="Normal">Thank you very much.</text:p>
      <text:p text:style-name="P66">ChatGPT ha detto:</text:p>
      <text:p text:style-name="Normal">You’re most welcome. Thank you again for dining with us, and have a lovely evening!</text:p>
      <text:p text:style-name="P67">Hai detto:</text:p>
      <text:p text:style-name="Normal">Thank you very much, see you soon!</text:p>
      <text:p text:style-name="P68">ChatGPT ha detto:</text:p>
      <text:p text:style-name="Normal">See you soon! Have a wonderful night and safe travel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11T08:00:00Z</meta:creation-date>
    <dc:date>2025-12-24T10:39:00Z</dc:date>
    <meta:template xlink:href="Normal" xlink:type="simple"/>
    <meta:editing-cycles>2</meta:editing-cycles>
    <meta:editing-duration>PT300S</meta:editing-duration>
    <meta:document-statistic meta:page-count="6" meta:paragraph-count="14" meta:word-count="1094" meta:character-count="7318" meta:row-count="51" meta:non-whitespace-character-count="6238"/>
  </office:meta>
</office:document-meta>
</file>